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 svg:font-family="Calibri"/>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69cm" style:rel-column-width="32823*"/>
    </style:style>
    <style:style style:name="Table1.B" style:family="table-column">
      <style:table-column-properties style:column-width="8.241cm" style:rel-column-width="32712*"/>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8.269cm" style:rel-column-width="32823*"/>
    </style:style>
    <style:style style:name="Table2.B" style:family="table-column">
      <style:table-column-properties style:column-width="8.241cm" style:rel-column-width="32712*"/>
    </style:style>
    <style:style style:name="Table2.A1" style:family="table-cell">
      <style:table-cell-properties fo:padding="0.097cm" fo:border="none"/>
    </style:style>
    <style:style style:name="P1" style:family="paragraph" style:parent-style-name="Standard">
      <style:paragraph-properties fo:margin-top="0.212cm" fo:margin-bottom="0.212cm"/>
      <style:text-properties fo:color="#00000a" style:font-name="Calibri" fo:font-size="12pt"/>
    </style:style>
    <style:style style:name="P2" style:family="paragraph" style:parent-style-name="Standard">
      <style:paragraph-properties fo:margin-top="0.212cm" fo:margin-bottom="0.212cm"/>
      <style:text-properties fo:color="#00000a" style:font-name="Calibri" fo:font-size="11pt"/>
    </style:style>
    <style:style style:name="P3" style:family="paragraph" style:parent-style-name="Standard">
      <style:paragraph-properties fo:margin-top="0.212cm" fo:margin-bottom="0.212cm"/>
      <style:text-properties fo:color="#00000a" style:font-name="Arial" fo:font-size="11pt"/>
    </style:style>
    <style:style style:name="P4" style:family="paragraph" style:parent-style-name="Standard">
      <style:text-properties fo:color="#00000a" style:font-name="Calibri" fo:font-size="11pt"/>
    </style:style>
    <style:style style:name="P5" style:family="paragraph" style:parent-style-name="Standard">
      <style:paragraph-properties fo:margin-top="0.212cm" fo:margin-bottom="0.423cm" fo:line-height="150%"/>
      <style:text-properties fo:color="#00000a" style:font-name="Calibri" fo:font-size="11pt"/>
    </style:style>
    <style:style style:name="P6" style:family="paragraph" style:parent-style-name="Standard">
      <style:paragraph-properties fo:margin-top="0.212cm" fo:margin-bottom="0.423cm" fo:line-height="150%"/>
      <style:text-properties fo:color="#00000a" style:font-name="Calibri" fo:font-size="11pt" style:text-underline-style="solid" style:text-underline-width="auto" style:text-underline-color="font-color"/>
    </style:style>
    <style:style style:name="P7" style:family="paragraph" style:parent-style-name="Standard">
      <style:paragraph-properties fo:margin-left="0.51cm" fo:margin-right="0cm" fo:margin-top="0.212cm" fo:margin-bottom="0.423cm" fo:line-height="150%" fo:text-indent="-0.51cm" style:auto-text-indent="false"/>
      <style:text-properties fo:color="#00000a" style:font-name="Calibri" fo:font-size="11pt"/>
    </style:style>
    <style:style style:name="P8" style:family="paragraph" style:parent-style-name="Standard">
      <style:paragraph-properties fo:margin-left="1cm" fo:margin-right="0cm" fo:margin-top="0.212cm" fo:margin-bottom="0.212cm" fo:text-indent="-1cm" style:auto-text-indent="false">
        <style:tab-stops>
          <style:tab-stop style:position="1.005cm"/>
        </style:tab-stops>
      </style:paragraph-properties>
      <style:text-properties fo:color="#00000a" style:font-name="Calibri" fo:font-size="11pt"/>
    </style:style>
    <style:style style:name="P9" style:family="paragraph" style:parent-style-name="Standard">
      <style:paragraph-properties fo:margin-left="1cm" fo:margin-right="0cm" fo:margin-top="0.212cm" fo:margin-bottom="0.212cm" fo:text-indent="-1cm" style:auto-text-indent="false">
        <style:tab-stops>
          <style:tab-stop style:position="1.51cm"/>
        </style:tab-stops>
      </style:paragraph-properties>
      <style:text-properties fo:color="#00000a" style:font-name="Calibri" fo:font-size="11pt"/>
    </style:style>
    <style:style style:name="P10" style:family="paragraph" style:parent-style-name="Standard">
      <style:paragraph-properties fo:margin-left="1cm" fo:margin-right="0cm" fo:margin-top="0.212cm" fo:margin-bottom="0.212cm" fo:text-indent="-1cm" style:auto-text-indent="false">
        <style:tab-stops>
          <style:tab-stop style:position="1.76cm"/>
        </style:tab-stops>
      </style:paragraph-properties>
      <style:text-properties fo:color="#00000a" style:font-name="Calibri" fo:font-size="11pt"/>
    </style:style>
    <style:style style:name="P11" style:family="paragraph" style:parent-style-name="Standard">
      <style:paragraph-properties fo:margin-left="1cm" fo:margin-right="0cm" fo:margin-top="0.212cm" fo:margin-bottom="0.212cm" fo:text-indent="-1cm" style:auto-text-indent="false">
        <style:tab-stops>
          <style:tab-stop style:position="1.51cm"/>
        </style:tab-stops>
      </style:paragraph-properties>
      <style:text-properties fo:color="#00000a" style:font-name="Arial" fo:font-size="11pt"/>
    </style:style>
    <style:style style:name="P12" style:family="paragraph" style:parent-style-name="Standard" style:list-style-name="L1">
      <style:paragraph-properties fo:margin-left="1.27cm" fo:margin-right="0cm" fo:margin-top="0.423cm" fo:margin-bottom="0.423cm" fo:text-indent="-1.27cm" style:auto-text-indent="false">
        <style:tab-stops>
          <style:tab-stop style:position="0.388cm"/>
          <style:tab-stop style:position="1.27cm"/>
        </style:tab-stops>
      </style:paragraph-properties>
      <style:text-properties fo:color="#00000a" style:font-name="Calibri" fo:font-size="12pt" style:text-underline-style="solid" style:text-underline-width="auto" style:text-underline-color="font-color"/>
    </style:style>
    <style:style style:name="P13" style:family="paragraph" style:parent-style-name="Standard" style:list-style-name="L1">
      <style:paragraph-properties fo:margin-left="1.27cm" fo:margin-right="0cm" fo:margin-top="0.423cm" fo:margin-bottom="0.423cm" fo:text-indent="-1.27cm" style:auto-text-indent="false">
        <style:tab-stops>
          <style:tab-stop style:position="0.388cm"/>
          <style:tab-stop style:position="1.27cm"/>
        </style:tab-stops>
      </style:paragraph-properties>
      <style:text-properties fo:color="#00000a" style:font-name="Calibri" fo:font-size="10pt"/>
    </style:style>
    <style:style style:name="P14" style:family="paragraph" style:parent-style-name="Standard" style:list-style-name="L2">
      <style:paragraph-properties fo:margin-top="0.423cm" fo:margin-bottom="0.423cm">
        <style:tab-stops>
          <style:tab-stop style:position="0.388cm"/>
          <style:tab-stop style:position="1.27cm"/>
        </style:tab-stops>
      </style:paragraph-properties>
      <style:text-properties fo:color="#00000a" style:font-name="Calibri" fo:font-size="12pt" style:text-underline-style="solid" style:text-underline-width="auto" style:text-underline-color="font-color"/>
    </style:style>
    <style:style style:name="T1" style:family="text">
      <style:text-properties fo:font-size="18pt" fo:font-style="italic" style:text-underline-style="solid" style:text-underline-type="double" style:text-underline-width="auto" style:text-underline-color="font-color"/>
    </style:style>
    <style:style style:name="T2" style:family="text">
      <style:text-properties fo:font-size="16pt" fo:font-style="italic"/>
    </style:style>
    <style:style style:name="T3" style:family="text">
      <style:text-properties fo:font-style="italic"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size="12pt" style:text-underline-style="solid" style:text-underline-width="auto" style:text-underline-color="font-color"/>
    </style:style>
    <style:style style:name="T6" style:family="text">
      <style:text-properties fo:font-size="11pt" style:text-underline-style="solid" style:text-underline-width="auto" style:text-underline-color="font-color"/>
    </style:style>
    <style:style style:name="T7" style:family="text">
      <style:text-properties style:text-underline-style="none"/>
    </style:style>
    <text:list-style style:name="L1">
      <text:list-level-style-number text:level="1"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payoo</text:span><text:span text:style-name="T2"> :</text:span><text:span text:style-name="T3"> test effectué sur Albert</text:span></text:p>
      <text:p text:style-name="P2">Nom et prénom des étudiants : Maniet Antoine et Sacré Christopher</text:p>
      <text:list xml:id="list5880506722152035766" text:style-name="L1">
        <text:list-item>
          <text:p text:style-name="P12">Découpe en module</text:p>
        </text:list-item>
      </text:list>
      <text:p text:style-name="P4">Donnez ci-dessous la liste des fichiers que comprend votre application :</text:p>
      <text:p text:style-name="P4">-ipc.h</text:p>
      <text:p text:style-name="P4">-ipc.c</text:p>
      <text:p text:style-name="P4">-serveur.h</text:p>
      <text:p text:style-name="P4">-serveur.c</text:p>
      <text:p text:style-name="P4">-joueur.h</text:p>
      <text:p text:style-name="P4">-joueur.c</text:p>
      <text:p text:style-name="P4">-socket.c</text:p>
      <text:p text:style-name="P4">-socket.h</text:p>
      <text:p text:style-name="P4">-global.h</text:p>
      <text:list xml:id="list42362070" text:style-name="L1">
        <text:list-item>
          <text:p text:style-name="P13"><text:span text:style-name="T5">Programmation </text:span><text:span text:style-name="T3">mettez un commentaire qui explique où en est votre application pour les items donnés ci-dessous :</text:span><text:span text:style-name="T6"> </text:span></text:p>
        </text:list-item>
      </text:list>
      <table:table table:name="Table1" table:style-name="Table1">
        <table:table-column table:style-name="Table1.A"/>
        <table:table-column table:style-name="Table1.B"/>
        <table:table-row>
          <table:table-cell table:style-name="Table1.A1" office:value-type="string">
            <text:p text:style-name="P5">Makefile</text:p>
          </table:table-cell>
          <table:table-cell table:style-name="Table1.A1" office:value-type="string">
            <text:p text:style-name="P5">Fonctionne normalement, tous les fichiers y sont repris, l'application se crée sans soucis.</text:p>
          </table:table-cell>
        </table:table-row>
        <table:table-row>
          <table:table-cell table:style-name="Table1.A1" office:value-type="string">
            <text:p text:style-name="P5">Dialogue TCP/IP</text:p>
          </table:table-cell>
          <table:table-cell table:style-name="Table1.A1" office:value-type="string">
            <text:p text:style-name="P5">La connexion entre le serveur et plusieurs joueurs se passe correctement, la transmission entre ces derniers se fait sans soucis. La déconnexion d'un joueur ou du serveur est également prise en charge.</text:p>
          </table:table-cell>
        </table:table-row>
        <table:table-row>
          <table:table-cell table:style-name="Table1.A1" office:value-type="string">
            <text:p text:style-name="P5">Mémoire partagée</text:p>
          </table:table-cell>
          <table:table-cell table:style-name="Table1.A1" office:value-type="string">
            <text:p text:style-name="P5">La mémoire est initialisée, utilisée par les différentes composantes : le serveur lit et écrit tandis que les joueurs ne font que lire. La suppression de la mémoire est prévue lors de la fin de son utilisation.</text:p>
          </table:table-cell>
        </table:table-row>
        <table:table-row>
          <table:table-cell table:style-name="Table1.A1" office:value-type="string">
            <text:p text:style-name="P5">Sémaphores</text:p>
          </table:table-cell>
          <table:table-cell table:style-name="Table1.A1" office:value-type="string">
            <text:p text:style-name="P5">Les sémaphores sont correctement initialisés, et utilisés par les différentes composantes. La suppression des sémaphores est prévue lors de la fin de leur utilisation. (Actuellement il reste un problème à gérer qui est la suppression peut-être un peu rapide des sémaphores).</text:p>
          </table:table-cell>
        </table:table-row>
        <text:soft-page-break/>
        <table:table-row>
          <table:table-cell table:style-name="Table1.A1" office:value-type="string">
            <text:p text:style-name="P5">Algorithme des écrivains-lecteurs</text:p>
          </table:table-cell>
          <table:table-cell table:style-name="Table1.A1" office:value-type="string">
            <text:p text:style-name="P5">La lecture / écriture dans la mémoire partagée se fait à l'aide de l'algorithme de Courtois tel que vu au cours.</text:p>
          </table:table-cell>
        </table:table-row>
        <table:table-row>
          <table:table-cell table:style-name="Table1.A1" office:value-type="string">
            <text:p text:style-name="P5">Paramétrisation (tps d'inscription, ..)</text:p>
          </table:table-cell>
          <table:table-cell table:style-name="Table1.A1" office:value-type="string">
            <text:p text:style-name="P5">Seul deux paramètres sont acceptés pour le serveur : le port ainsi que l'ip du serveur. Pour le serveur un seul paramètre est obligatoire : le port (le deuxième, le fichier d'erreur, permet de spécifier s'il faut rediriger la sortie d'erreur vers un fichier (le nom de ce fichier est alors passé en paramètre). Le reste de la paramétrisation se fait surtout via le fichier global.h. Les autres fichiers d'en-tête comportant surtout des constantes, propres à leurs fonctions.</text:p>
          </table:table-cell>
        </table:table-row>
        <table:table-row>
          <table:table-cell table:style-name="Table1.A1" office:value-type="string">
            <text:p text:style-name="P7">Logique du jeu<text:line-break/>inscription<text:line-break/>distribution des cartes<text:line-break/>un tour<text:line-break/>une manche<text:line-break/>calcul du score<text:line-break/>affichage du gagnant</text:p>
          </table:table-cell>
          <table:table-cell table:style-name="Table1.A1" office:value-type="string">
            <text:p text:style-name="P5"><text:span text:style-name="T4">Inscription</text:span> : l'inscription est complètement implémentée (la partie se lance après que le temps défini soit écoulé et qu'au moins deux joueurs soient présents. Durant cette phase on accepte les connexions entrantes et on enregistre les pseudos des joueurs.</text:p>
            <text:p text:style-name="P5"><text:span text:style-name="T4">Distribution des cartes :</text:span> <text:s/>Les cartes sont équitablement distribuées entre les différents joueurs (Nombre s’adaptant aux nombres de joueurs dans la partie (60 / nombre de joueurs)</text:p>
            <text:p text:style-name="P5"><text:span text:style-name="T4">Un tour :</text:span> Le serveur annonce le début du tour d'un joueur, lorsque ce n'est pas sont tour le joueur à la possibilité d'afficher les scores ainsi que sa main. </text:p>
            <text:p text:style-name="P5"><text:span text:style-name="T4">Une manche :</text:span><text:span text:style-name="T7"> Le serveur annonce le début d'une manche e propose aux joueurs de réaliser l'écart (ce dernier devra alors choisir 5 cartes à passer à son voisin de gauche).</text:span></text:p>
            <text:p text:style-name="P5"><text:soft-page-break/><text:span text:style-name="T4">Calcul du score :</text:span><text:span text:style-name="T7"> Le calcul du score se fait à chaque fois qu'une carte est jouée, le joueur connaît son score à la fin du tour.</text:span></text:p>
            <text:p text:style-name="P6">Affichage du gagnant :<text:span text:style-name="T7"> en fin de partie le joueur ayant le score le moins élevé gagne la partie.</text:span></text:p>
          </table:table-cell>
        </table:table-row>
      </table:table>
      <text:list xml:id="list6157119906459438906" text:style-name="L2">
        <text:list-item>
          <text:p text:style-name="P14">Exécution </text:p>
        </text:list-item>
      </text:list>
      <table:table table:name="Table2" table:style-name="Table2">
        <table:table-column table:style-name="Table2.A"/>
        <table:table-column table:style-name="Table2.B"/>
        <table:table-row>
          <table:table-cell table:style-name="Table2.A1" office:value-type="string">
            <text:p text:style-name="P2"/>
          </table:table-cell>
          <table:table-cell table:style-name="Table2.A1" office:value-type="string">
            <text:p text:style-name="P2">commentaire</text:p>
          </table:table-cell>
        </table:table-row>
        <table:table-row>
          <table:table-cell table:style-name="Table2.A1" office:value-type="string">
            <text:p text:style-name="P8">Modifier durée du time out (10 secondes) et le nombre maximum de joueurs (3) <text:s/>et le nombre de plis par partie (3 ou 4) puis lancer le makefile</text:p>
          </table:table-cell>
          <table:table-cell table:style-name="Table2.A1" office:value-type="string">
            <text:p text:style-name="P8">Ces informations se trouvent dans le fichier</text:p>
            <text:p text:style-name="P8">global.h respectivement : durée timeout =</text:p>
            <text:p text:style-name="P8">INSCRIPTION,_TIME, nombre de plis =</text:p>
            <text:p text:style-name="P8">NOMBRE_MANCHE et le nombre de joueurs</text:p>
            <text:p text:style-name="P8">= MAX_PLAYER</text:p>
          </table:table-cell>
        </table:table-row>
        <table:table-row>
          <table:table-cell table:style-name="Table2.A1" office:value-type="string">
            <text:p text:style-name="P8">Lancer un joueur sans serveur</text:p>
          </table:table-cell>
          <table:table-cell table:style-name="Table2.A1" office:value-type="string">
            <text:p text:style-name="P8">Un message d'erreur approprié est affiché </text:p>
            <text:p text:style-name="P8">et le processus joueur se termine.</text:p>
          </table:table-cell>
        </table:table-row>
        <table:table-row>
          <table:table-cell table:style-name="Table2.A1" office:value-type="string">
            <text:p text:style-name="P8">Lancer deux serveurs</text:p>
          </table:table-cell>
          <table:table-cell table:style-name="Table2.A1" office:value-type="string">
            <text:p text:style-name="P8">Le premier serveur se lance sans problème,</text:p>
            <text:p text:style-name="P8">pour ce qui est du deuxième, un message</text:p>
            <text:p text:style-name="P8">d'erreur apparaît et le processus serveur se</text:p>
            <text:p text:style-name="P8">termine.</text:p>
          </table:table-cell>
        </table:table-row>
        <table:table-row>
          <table:table-cell table:style-name="Table2.A1" office:value-type="string">
            <text:p text:style-name="P11">Attendre 10 secondes </text:p>
          </table:table-cell>
          <table:table-cell table:style-name="Table2.A1" office:value-type="string">
            <text:p text:style-name="P8">Rien ne se passe.</text:p>
          </table:table-cell>
        </table:table-row>
        <table:table-row>
          <table:table-cell table:style-name="Table2.A1" office:value-type="string">
            <text:p text:style-name="P9">Lancer un joueur, attendre 10 secondes<text:line-break/>→ vérifier que la partie est annulée</text:p>
          </table:table-cell>
          <table:table-cell table:style-name="Table2.A1" office:value-type="string">
            <text:p text:style-name="P8">La partie n'est pas annulée par choix de</text:p>
            <text:p text:style-name="P8">notre part, le serveur reste en attente tant</text:p>
            <text:p text:style-name="P8">que deux pseudos ne sont pas connus et</text:p>
            <text:p text:style-name="P8">que le délai n'est pas dépassé.</text:p>
          </table:table-cell>
        </table:table-row>
        <table:table-row>
          <table:table-cell table:style-name="Table2.A1" office:value-type="string">
            <text:p text:style-name="P10">Lancer un serveur et deux joueurs<text:line-break/>→ démarrage après 10 secondes<text:line-break/>→ vérifier le déroulement du jeu<text:line-break/>→ vérifier qu’il y a bien un gagnant<text:line-break/>→ vérifier que les joueurs se terminent<text:line-break/><text:soft-page-break/>→ vérifier que le serveur se réinitialise</text:p>
          </table:table-cell>
          <table:table-cell table:style-name="Table2.A1" office:value-type="string">
            <text:p text:style-name="P8">Une partie se déroule selon les règles énoncées. La</text:p>
            <text:p text:style-name="P8">partie commence normalement. Un gagnant est</text:p>
            <text:p text:style-name="P8"><text:soft-page-break/>bel et bien déterminé à la fin des manches. Les</text:p>
            <text:p text:style-name="P8">joueurs se terminent bien à la fin de la partie et le</text:p>
            <text:p text:style-name="P8">serveur se réinitialise correctement permettant</text:p>
            <text:p text:style-name="P8">d'effectuer une nouvelle partie.</text:p>
          </table:table-cell>
        </table:table-row>
        <table:table-row>
          <table:table-cell table:style-name="Table2.A1" office:value-type="string">
            <text:p text:style-name="P2">Si le serveur est ko, le relancer. Puis lancer deux joueurs, en arrêter un et en relancer un autre ,</text:p>
          </table:table-cell>
          <table:table-cell table:style-name="Table2.A1" office:value-type="string">
            <text:p text:style-name="P2">Si les joueurs n'ont pas introduit leur pseudo cela n'a aucun impact (ils n'étaient pas considérés comme des joueurs mais comme de potentiels joueurs (si le nombre de joueurs descend en dessous de deux alors le serveur se ferme).</text:p>
          </table:table-cell>
        </table:table-row>
        <table:table-row>
          <table:table-cell table:style-name="Table2.A1" office:value-type="string">
            <text:p text:style-name="P2">jouer, un joueur introduit un Ctrl-D → il se termine <text:s/>→ la partie s’arrête</text:p>
          </table:table-cell>
          <table:table-cell table:style-name="Table2.A1" office:value-type="string">
            <text:p text:style-name="P2">Le serveur l’interprète comme demandé et ferme la connexion du joueur. la partie s'arrête. Le serveur se ferme malheureusement également, nous n'avons malheureusement pas eu le temps de terminer le fait que le serveur tourne en continu dans les cas spéciaux.</text:p>
          </table:table-cell>
        </table:table-row>
        <table:table-row>
          <table:table-cell table:style-name="Table2.A1" office:value-type="string">
            <text:p text:style-name="P2">Si le serveur est ko, le relancer. Puis lancer deux joueurs et jouer, <text:line-break/> <text:tab/>un joueur introduit un Ctrl-D → il se termine <text:s/>→ la partie s’arrête</text:p>
          </table:table-cell>
          <table:table-cell table:style-name="Table2.A1" office:value-type="string">
            <text:p text:style-name="P2">Cela se passe exactement comme à l'étape précédente.</text:p>
          </table:table-cell>
        </table:table-row>
        <table:table-row>
          <table:table-cell table:style-name="Table2.A1" office:value-type="string">
            <text:p text:style-name="P2">Si le serveur est ko, le relancer. Puis lancer deux joueurs et jouer, <text:line-break/> <text:tab/>un joueur introduit un Ctrl-C → il se termine <text:s/>→ la partie s’arrête</text:p>
          </table:table-cell>
          <table:table-cell table:style-name="Table2.A1" office:value-type="string">
            <text:p text:style-name="P2">Le serveur récupère le fait que le socket de l'utilisateur est fermé et il met fin à la partie.</text:p>
          </table:table-cell>
        </table:table-row>
        <table:table-row>
          <table:table-cell table:style-name="Table2.A1" office:value-type="string">
            <text:p text:style-name="P2">Si le serveur est ko, le relancer. Puis lancer deux joueurs et jouer, <text:line-break/> <text:tab/>lancer un joueur supplémentaire → il est refusé<text:line-break/> <text:tab/>tuer un joueur <text:s/>(kill -9) → la partie s’arrête</text:p>
          </table:table-cell>
          <table:table-cell table:style-name="Table2.A1" office:value-type="string">
            <text:p text:style-name="P2">Un message d'erreur approprié est affiché sur la console du joueur tentant de se connecter en retard, son processus se termine. Pour ce qui est du kill -9 cela se traite comme pour le CTRL-C, le serveur l'intercepte et effectue le traitement approprié.</text:p>
          </table:table-cell>
        </table:table-row>
        <table:table-row>
          <table:table-cell table:style-name="Table2.A1" office:value-type="string">
            <text:p text:style-name="P2">Si le serveur est ko, le relancer. <text:line-break/>Lancer quatre joueurs dans les 10 secondes prévues pour l’inscription,<text:line-break/> <text:tab/>vérifier que le dernier candidat est refusé <text:line-break/> <text:tab/>commencer la partie<text:line-break/> <text:tab/>tuer un joueur → la partie s’arrête</text:p>
          </table:table-cell>
          <table:table-cell table:style-name="Table2.A1" office:value-type="string">
            <text:p text:style-name="P2">Un message d'erreur approprié est affiché pour le joueur supplémentaire et son processus se termine. </text:p>
          </table:table-cell>
        </table:table-row>
        <table:table-row>
          <table:table-cell table:style-name="Table2.A1" office:value-type="string">
            <text:p text:style-name="P2">Relancer un serveur et trois joueurs puis tuer le serveur (Ctrl-C) → les joueurs s'en vont gentiment et <text:s/>les ipcs sont bien supprimés</text:p>
          </table:table-cell>
          <table:table-cell table:style-name="Table2.A1" office:value-type="string">
            <text:p text:style-name="P2">Les joueurs sont prévenus de l'interruption du serveur. </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 svg:font-family="Calibri"/>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Bataille</dc:title>
    <dc:subject>rapport tests par les étudiants</dc:subject>
    <meta:initial-creator>Colette De Muylder</meta:initial-creator>
    <dc:date>2017-05-17T23:25:43.05</dc:date>
    <dc:creator>Christopher Sacre </dc:creator>
    <meta:editing-duration>PT1H7M40S</meta:editing-duration>
    <meta:editing-cycles>5</meta:editing-cycles>
    <meta:document-statistic meta:table-count="2" meta:image-count="0" meta:object-count="0" meta:page-count="4" meta:paragraph-count="77" meta:word-count="1065" meta:character-count="6313"/>
  </office:meta>
</office:document-meta>
</file>